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747" table:style-name="ce1">
            <text:p>747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22" table:style-name="ce1">
            <text:p>122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52:54Z</dc:date>
    <meta:editing-duration>PT0S</meta:editing-duration>
  </office:meta>
</office:document-meta>
</file>